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2.9cm" svg:height="1.2cm" svg:x="3.8cm" svg:y="7.5cm">
          <text:p text:style-name="P1">I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3.6cm" svg:height="14.5cm" svg:x="7.9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6cm" svg:height="0.962cm" svg:x="13.8cm" svg:y="2.438cm">
          <draw:text-box>
            <text:p>ON</text:p>
          </draw:text-box>
        </draw:frame>
        <draw:custom-shape draw:style-name="gr1" draw:text-style-name="P1" xml:id="id2" draw:id="id2" draw:layer="layout" svg:width="2.8cm" svg:height="1.6cm" svg:x="9.5cm" svg:y="5.1cm">
          <text:p text:style-name="P1">Att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3cm" svg:height="1.6cm" svg:x="16.1cm" svg:y="5.1cm">
          <text:p text:style-name="P1">Bobine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cm" svg:height="1.6cm" svg:x="16.2cm" svg:y="11.802cm">
          <text:p text:style-name="P1">Bobine 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3cm" svg:height="1.6cm" svg:x="9.3cm" svg:y="11.804cm">
          <text:p text:style-name="P1">Bobine 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5.25cm" svg:y1="7.5cm" svg:x2="9.5cm" svg:y2="5.9cm" draw:start-shape="id1" draw:start-glue-point="0" draw:end-shape="id2" svg:d="M5250 7500c0-1067 1416-1600 4250-1600" svg:viewBox="0 0 4251 1601">
          <text:p text:style-name="P1">BLE.ON/</text:p>
        </draw:connector>
        <draw:connector draw:style-name="gr3" draw:text-style-name="P1" draw:layer="layout" draw:type="curve" svg:x1="7.9cm" svg:y1="9.25cm" svg:x2="5.25cm" svg:y2="8.7cm" draw:start-shape="id3" draw:start-glue-point="3" draw:end-shape="id1" draw:end-glue-point="2" svg:d="M7900 9250c-1767 0-2650-183-2650-550" svg:viewBox="0 0 2651 551">
          <text:p text:style-name="P1"/>
          <text:p text:style-name="P1"/>
          <text:p text:style-name="P1">BLE.OFF/ <text:s text:c="2"/></text:p>
        </draw:connector>
        <draw:connector draw:style-name="gr3" draw:text-style-name="P1" draw:layer="layout" draw:type="curve" svg:x1="12.3cm" svg:y1="5.9cm" svg:x2="16.1cm" svg:y2="5.9cm" draw:start-shape="id2" draw:start-glue-point="1" draw:end-shape="id4" draw:end-glue-point="3" svg:d="M12300 5900h3800" svg:viewBox="0 0 3801 1">
          <text:p text:style-name="P1">pm(Te)</text:p>
          <text:p text:style-name="P1"/>
          <text:p text:style-name="P1"/>
        </draw:connector>
        <draw:connector draw:style-name="gr3" draw:text-style-name="P1" draw:layer="layout" draw:type="curve" draw:line-skew="-0.589cm" svg:x1="17.75cm" svg:y1="6.7cm" svg:x2="17.7cm" svg:y2="11.802cm" draw:start-shape="id4" draw:start-glue-point="2" draw:end-shape="id5" draw:end-glue-point="0" svg:d="M17750 6700c0 2944-50 394-50 5102" svg:viewBox="0 0 51 5103">
          <text:p text:style-name="P1"><text:s text:c="13"/>pm(Te)</text:p>
        </draw:connector>
        <draw:connector draw:style-name="gr3" draw:text-style-name="P1" draw:layer="layout" draw:type="curve" svg:x1="16.2cm" svg:y1="12.602cm" svg:x2="12.6cm" svg:y2="12.604cm" draw:start-shape="id5" draw:start-glue-point="3" draw:end-shape="id6" draw:end-glue-point="1" svg:d="M16200 12602c-2698 0-899 2-3600 2" svg:viewBox="0 0 3601 3">
          <text:p text:style-name="P1">pm(Te)</text:p>
          <text:p text:style-name="P1"/>
          <text:p text:style-name="P1"/>
        </draw:connector>
        <draw:connector draw:style-name="gr3" draw:text-style-name="P1" draw:layer="layout" draw:type="curve" svg:x1="10.95cm" svg:y1="11.804cm" svg:x2="10.9cm" svg:y2="6.7cm" draw:start-shape="id6" draw:start-glue-point="0" draw:end-shape="id2" draw:end-glue-point="2" svg:d="M10950 11804c0-3826-50-1275-50-5104" svg:viewBox="0 0 51 5105">
          <text:p text:style-name="P1"><text:s text:c="14"/>pm(Te)</text:p>
        </draw:connector>
        <draw:frame draw:style-name="gr4" draw:layer="layout" svg:width="5.6cm" svg:height="1.25cm" svg:x="11.744cm" svg:y="17.9cm">
          <draw:text-box>
            <text:p>Logiciel Émetteur</text:p>
          </draw:text-box>
        </draw:frame>
      </draw:page>
      <draw:page draw:name="page2" draw:style-name="dp1" draw:master-page-name="Standard">
        <draw:custom-shape draw:style-name="gr1" draw:text-style-name="P1" xml:id="id7" draw:id="id7" draw:layer="layout" svg:width="2.9cm" svg:height="1.198cm" svg:x="1.3cm" svg:y="6.7cm">
          <text:p text:style-name="P1">I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9" draw:id="id9" draw:layer="layout" svg:width="23.8cm" svg:height="18.6cm" svg:x="4.6cm" svg:y="0.8cm">
          <text:p/>
          <draw:enhanced-geometry svg:viewBox="0 0 21600 21600" draw:path-stretchpoint-x="10800" draw:path-stretchpoint-y="10800" draw:text-areas="?f3 ?f4 ?f5 ?f6" draw:type="round-rectangle" draw:modifiers="2000.022597593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.4cm" svg:height="0.962cm" svg:x="24.2cm" svg:y="1.138cm">
          <draw:text-box>
            <text:p>Diffusion</text:p>
          </draw:text-box>
        </draw:frame>
        <draw:custom-shape draw:style-name="gr1" draw:text-style-name="P1" xml:id="id8" draw:id="id8" draw:layer="layout" svg:width="3.4cm" svg:height="2.5cm" svg:x="7.5cm" svg:y="2.9cm">
          <text:p text:style-name="P1"><text:span text:style-name="T1">Synchro 0</text:span></text:p>
          <text:p text:style-name="P1"/>
          <text:p text:style-name="P1"><text:span text:style-name="T2">MUXA(++)</text:span></text:p>
          <text:p text:style-name="P1"><text:span text:style-name="T2">MUXB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3.4cm" svg:height="2.9cm" svg:x="16.3cm" svg:y="4.1cm">
          <text:p text:style-name="P1"><text:span text:style-name="T1">Synchro 1</text:span></text:p>
          <text:p text:style-name="P1"/>
          <text:p text:style-name="P1"><text:span text:style-name="T2">MUXA(++)</text:span></text:p>
          <text:p text:style-name="P1"><text:span text:style-name="T2">MUXB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5.3cm" svg:height="2.9cm" svg:x="21.9cm" svg:y="3.6cm">
          <text:p text:style-name="P1"><text:span text:style-name="T1">Transition A</text:span></text:p>
          <text:p text:style-name="P1"/>
          <text:p text:style-name="P1"><text:span text:style-name="T2">Réglage MUXA</text:span></text:p>
          <text:p text:style-name="P1"><text:span text:style-name="T2">MUXB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3cm" svg:height="2.093cm" svg:x="21.902cm" svg:y="7.407cm">
          <text:p text:style-name="P1"><text:span text:style-name="T1">Mesure Bobine A</text:span></text:p>
          <text:p text:style-name="P1"><text:span text:style-name="T1">1</text:span></text:p>
          <text:p text:style-name="P1"><text:span text:style-name="T2">MUXB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5.3cm" svg:height="2.093cm" svg:x="21.904cm" svg:y="10.409cm">
          <text:p text:style-name="P1"><text:span text:style-name="T1">Mesure Bobine A</text:span></text:p>
          <text:p text:style-name="P1"><text:span text:style-name="T1">2</text:span></text:p>
          <text:p text:style-name="P1"><text:span text:style-name="T2">MUXB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3cm" svg:height="2.093cm" svg:x="21.906cm" svg:y="13.511cm">
          <text:p text:style-name="P1"><text:span text:style-name="T1">Mesure Bobine A</text:span></text:p>
          <text:p text:style-name="P1"><text:span text:style-name="T1">3</text:span></text:p>
          <text:p text:style-name="P1"><text:span text:style-name="T2">MUXB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4.608cm" svg:height="2.093cm" svg:x="22.3cm" svg:y="16.313cm">
          <text:p text:style-name="P1"><text:span text:style-name="T1">Transition B</text:span></text:p>
          <text:p text:style-name="P1"><text:span text:style-name="T1"/></text:p>
          <text:p text:style-name="P1"><text:span text:style-name="T2">MUXB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3.41cm" svg:height="2.093cm" svg:x="18.2cm" svg:y="16.315cm">
          <text:p text:style-name="P1"><text:span text:style-name="T1">Mes. Bob B</text:span></text:p>
          <text:p text:style-name="P1"><text:span text:style-name="T1">1</text:span></text:p>
          <text:p text:style-name="P1"><text:span text:style-name="T2">MUXB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3.41cm" svg:height="2.093cm" svg:x="14.202cm" svg:y="16.317cm">
          <text:p text:style-name="P1"><text:span text:style-name="T1">Mes. Bob B</text:span></text:p>
          <text:p text:style-name="P1"><text:span text:style-name="T1">2</text:span></text:p>
          <text:p text:style-name="P1"><text:span text:style-name="T2">MUXB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3.41cm" svg:height="2.093cm" svg:x="10.204cm" svg:y="16.319cm">
          <text:p text:style-name="P1"><text:span text:style-name="T1">Mes. Bob B</text:span></text:p>
          <text:p text:style-name="P1"><text:span text:style-name="T1">3</text:span></text:p>
          <text:p text:style-name="P1"><text:span text:style-name="T2">MUXB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9" draw:id="id19" draw:layer="layout" svg:width="4.608cm" svg:height="2.093cm" svg:x="4.902cm" svg:y="16.315cm">
          <text:p text:style-name="P1"><text:span text:style-name="T1">Transition C</text:span></text:p>
          <text:p text:style-name="P1"><text:span text:style-name="T1"/></text:p>
          <text:p text:style-name="P1"><text:span text:style-name="T2">MUXB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3.41cm" svg:height="2.093cm" svg:x="5.39cm" svg:y="13.6cm">
          <text:p text:style-name="P1"><text:span text:style-name="T1">Mes. Bob C</text:span></text:p>
          <text:p text:style-name="P1"><text:span text:style-name="T1">1</text:span></text:p>
          <text:p text:style-name="P1"><text:span text:style-name="T2">MUXB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3.41cm" svg:height="2.093cm" svg:x="5.4cm" svg:y="10.9cm">
          <text:p text:style-name="P1"><text:span text:style-name="T1">Mes. Bob C</text:span></text:p>
          <text:p text:style-name="P1"><text:span text:style-name="T1">2</text:span></text:p>
          <text:p text:style-name="P1"><text:span text:style-name="T2">MUXB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2" draw:id="id22" draw:layer="layout" svg:width="3.41cm" svg:height="2.093cm" svg:x="5.4cm" svg:y="8.2cm">
          <text:p text:style-name="P1"><text:span text:style-name="T1">Mes. Bob C</text:span></text:p>
          <text:p text:style-name="P1"><text:span text:style-name="T1">3</text:span></text:p>
          <text:p text:style-name="P1"><text:span text:style-name="T2">MUXB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3" draw:id="id23" draw:layer="layout" svg:width="6.2cm" svg:height="1.4cm" svg:x="8cm" svg:y="5.7cm">
          <text:p text:style-name="P1"><text:span text:style-name="T1">Envoi des résul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2.75cm" svg:y1="6.7cm" svg:x2="7.5cm" svg:y2="4.15cm" draw:start-shape="id7" draw:start-glue-point="0" draw:end-shape="id8" draw:end-glue-point="3" svg:d="M2750 6700c0-1700 1583-2550 4750-2550" svg:viewBox="0 0 4751 2551">
          <text:p/>
        </draw:connector>
        <draw:connector draw:style-name="gr7" draw:text-style-name="P1" draw:layer="layout" draw:type="curve" svg:x1="4.6cm" svg:y1="10.1cm" svg:x2="2.75cm" svg:y2="7.898cm" draw:start-shape="id9" draw:end-shape="id7" draw:end-glue-point="2" svg:d="M4600 10100c-1234 0-1850-734-1850-2202" svg:viewBox="0 0 1851 2203">
          <text:p/>
        </draw:connector>
        <draw:connector draw:style-name="gr3" draw:text-style-name="P2" draw:layer="layout" draw:type="curve" svg:x1="10.9cm" svg:y1="4.15cm" svg:x2="16.3cm" svg:y2="5.55cm" draw:start-shape="id8" draw:start-glue-point="1" draw:end-shape="id10" draw:end-glue-point="3" svg:d="M10900 4150c4051 0 1352 1400 5400 1400" svg:viewBox="0 0 5401 1401">
          <text:p text:style-name="P1"><text:span text:style-name="T3">Mes == 0</text:span></text:p>
        </draw:connector>
        <draw:connector draw:style-name="gr3" draw:text-style-name="P2" draw:layer="layout" draw:type="curve" svg:x1="19.7cm" svg:y1="5.55cm" svg:x2="21.9cm" svg:y2="5.05cm" draw:start-shape="id10" draw:start-glue-point="1" draw:end-shape="id11" draw:end-glue-point="3" svg:d="M19700 5550c1651 0 552-500 2200-500" svg:viewBox="0 0 2201 501">
          <text:p text:style-name="P1"><text:span text:style-name="T3">Mes&gt;0</text:span></text:p>
          <text:p text:style-name="P1"><text:span text:style-name="T3"/></text:p>
        </draw:connector>
        <draw:connector draw:style-name="gr7" draw:text-style-name="P1" draw:layer="layout" draw:type="curve" svg:x1="24.55cm" svg:y1="6.5cm" svg:x2="24.552cm" svg:y2="7.407cm" draw:start-shape="id11" draw:start-glue-point="2" draw:end-shape="id12" draw:end-glue-point="0" svg:d="M24550 6500c0 681 2 228 2 907" svg:viewBox="0 0 3 908">
          <text:p/>
        </draw:connector>
        <draw:connector draw:style-name="gr7" draw:text-style-name="P1" draw:layer="layout" draw:type="curve" svg:x1="24.552cm" svg:y1="9.5cm" svg:x2="24.554cm" svg:y2="10.409cm" draw:start-shape="id12" draw:start-glue-point="2" draw:end-shape="id13" draw:end-glue-point="0" svg:d="M24552 9500c0 681 2 227 2 909" svg:viewBox="0 0 3 910">
          <text:p/>
        </draw:connector>
        <draw:connector draw:style-name="gr7" draw:text-style-name="P1" draw:layer="layout" draw:type="curve" svg:x1="24.554cm" svg:y1="12.502cm" svg:x2="24.556cm" svg:y2="13.511cm" draw:start-shape="id13" draw:start-glue-point="2" draw:end-shape="id14" draw:end-glue-point="0" svg:d="M24554 12502c0 756 2 252 2 1009" svg:viewBox="0 0 3 1010">
          <text:p/>
        </draw:connector>
        <draw:connector draw:style-name="gr7" draw:text-style-name="P1" draw:layer="layout" draw:type="curve" svg:x1="24.556cm" svg:y1="15.604cm" svg:x2="24.604cm" svg:y2="16.313cm" draw:start-shape="id14" draw:start-glue-point="2" draw:end-shape="id15" draw:end-glue-point="0" svg:d="M24556 15604c0 531 48 177 48 709" svg:viewBox="0 0 49 710">
          <text:p/>
        </draw:connector>
        <draw:connector draw:style-name="gr7" draw:text-style-name="P1" draw:layer="layout" draw:type="curve" svg:x1="22.3cm" svg:y1="17.359cm" svg:x2="21.61cm" svg:y2="17.361cm" draw:start-shape="id15" draw:start-glue-point="3" draw:end-shape="id16" draw:end-glue-point="1" svg:d="M22300 17359c-516 0-171 2-690 2" svg:viewBox="0 0 691 3">
          <text:p/>
        </draw:connector>
        <draw:connector draw:style-name="gr7" draw:text-style-name="P1" draw:layer="layout" draw:type="curve" svg:x1="18.2cm" svg:y1="17.361cm" svg:x2="17.612cm" svg:y2="17.363cm" draw:start-shape="id16" draw:start-glue-point="3" draw:end-shape="id17" draw:end-glue-point="1" svg:d="M18200 17361c-439 0-146 2-588 2" svg:viewBox="0 0 589 3">
          <text:p/>
        </draw:connector>
        <draw:connector draw:style-name="gr7" draw:text-style-name="P1" draw:layer="layout" draw:type="curve" svg:x1="14.202cm" svg:y1="17.363cm" svg:x2="13.614cm" svg:y2="17.365cm" draw:start-shape="id17" draw:start-glue-point="3" draw:end-shape="id18" draw:end-glue-point="1" svg:d="M14202 17363c-439 0-146 2-588 2" svg:viewBox="0 0 589 3">
          <text:p/>
        </draw:connector>
        <draw:connector draw:style-name="gr7" draw:text-style-name="P1" draw:layer="layout" draw:type="curve" svg:x1="10.204cm" svg:y1="17.365cm" svg:x2="9.51cm" svg:y2="17.361cm" draw:start-shape="id18" draw:start-glue-point="3" draw:end-shape="id19" draw:end-glue-point="1" svg:d="M10204 17365c-519 0-172-4-694-4" svg:viewBox="0 0 695 5">
          <text:p/>
        </draw:connector>
        <draw:connector draw:style-name="gr7" draw:text-style-name="P1" draw:layer="layout" draw:type="curve" svg:x1="7.206cm" svg:y1="16.315cm" svg:x2="7.095cm" svg:y2="15.693cm" draw:start-shape="id19" draw:start-glue-point="0" draw:end-shape="id20" draw:end-glue-point="2" svg:d="M7206 16315c0-466-111-156-111-622" svg:viewBox="0 0 112 623">
          <text:p/>
        </draw:connector>
        <draw:connector draw:style-name="gr7" draw:text-style-name="P1" draw:layer="layout" draw:type="curve" svg:x1="7.095cm" svg:y1="13.6cm" svg:x2="7.105cm" svg:y2="12.993cm" draw:start-shape="id20" draw:start-glue-point="0" draw:end-shape="id21" draw:end-glue-point="2" svg:d="M7095 13600c0-456 10-153 10-607" svg:viewBox="0 0 11 608">
          <text:p/>
        </draw:connector>
        <draw:connector draw:style-name="gr7" draw:text-style-name="P1" draw:layer="layout" draw:type="curve" svg:x1="7.105cm" svg:y1="10.9cm" svg:x2="7.105cm" svg:y2="10.293cm" draw:start-shape="id21" draw:start-glue-point="0" draw:end-shape="id22" draw:end-glue-point="2" svg:d="M7105 10900v-607" svg:viewBox="0 0 1 608">
          <text:p/>
        </draw:connector>
        <draw:connector draw:style-name="gr7" draw:text-style-name="P1" draw:layer="layout" draw:type="curve" svg:x1="7.105cm" svg:y1="8.2cm" svg:x2="8cm" svg:y2="6.4cm" draw:start-shape="id22" draw:start-glue-point="0" draw:end-shape="id23" draw:end-glue-point="3" svg:d="M7105 8200c0-1200 298-1800 895-1800" svg:viewBox="0 0 896 1801">
          <text:p/>
        </draw:connector>
        <draw:connector draw:style-name="gr7" draw:text-style-name="P1" draw:layer="layout" draw:type="curve" svg:x1="14.2cm" svg:y1="6.4cm" svg:x2="16.3cm" svg:y2="5.55cm" draw:start-shape="id23" draw:start-glue-point="1" draw:end-shape="id10" draw:end-glue-point="3" svg:d="M14200 6400c1576 0 527-850 2100-850" svg:viewBox="0 0 2101 851">
          <text:p/>
        </draw:connector>
        <draw:connector draw:style-name="gr7" draw:text-style-name="P1" draw:layer="layout" draw:type="curve" svg:x1="18cm" svg:y1="4.1cm" svg:x2="16.7cm" svg:y2="2.401cm" draw:start-shape="id10" draw:start-glue-point="0" draw:end-shape="id24" draw:end-glue-point="1" svg:d="M18000 4100c0-1133-433-1699-1300-1699" svg:viewBox="0 0 1301 1700">
          <text:p/>
        </draw:connector>
        <draw:frame draw:style-name="gr8" draw:text-style-name="P3" draw:layer="layout" svg:width="2.449cm" svg:height="0.806cm" svg:x="24.6cm" svg:y="6.494cm">
          <draw:text-box>
            <text:p text:style-name="P3"><text:span text:style-name="T3">pm(Te/8)</text:span></text:p>
          </draw:text-box>
        </draw:frame>
        <draw:frame draw:style-name="gr8" draw:text-style-name="P3" draw:layer="layout" svg:width="2.449cm" svg:height="0.806cm" svg:x="24.601cm" svg:y="9.494cm">
          <draw:text-box>
            <text:p text:style-name="P3"><text:span text:style-name="T3">pm(Te/4)</text:span></text:p>
          </draw:text-box>
        </draw:frame>
        <draw:frame draw:style-name="gr8" draw:text-style-name="P3" draw:layer="layout" svg:width="2.449cm" svg:height="0.806cm" svg:x="24.602cm" svg:y="12.394cm">
          <draw:text-box>
            <text:p text:style-name="P3"><text:span text:style-name="T3">pm(Te/4)</text:span></text:p>
          </draw:text-box>
        </draw:frame>
        <draw:frame draw:style-name="gr8" draw:text-style-name="P3" draw:layer="layout" svg:width="2.449cm" svg:height="0.806cm" svg:x="24.603cm" svg:y="15.494cm">
          <draw:text-box>
            <text:p text:style-name="P3"><text:span text:style-name="T3">pm(Te/4)</text:span></text:p>
          </draw:text-box>
        </draw:frame>
        <draw:frame draw:style-name="gr8" draw:text-style-name="P3" draw:layer="layout" svg:width="2.449cm" svg:height="0.806cm" svg:x="20.904cm" svg:y="18.394cm">
          <draw:text-box>
            <text:p text:style-name="P3"><text:span text:style-name="T3">pm(Te/4)</text:span></text:p>
          </draw:text-box>
        </draw:frame>
        <draw:frame draw:style-name="gr8" draw:text-style-name="P3" draw:layer="layout" svg:width="2.449cm" svg:height="0.806cm" svg:x="16.705cm" svg:y="18.394cm">
          <draw:text-box>
            <text:p text:style-name="P3"><text:span text:style-name="T3">pm(Te/4)</text:span></text:p>
          </draw:text-box>
        </draw:frame>
        <draw:frame draw:style-name="gr8" draw:text-style-name="P3" draw:layer="layout" svg:width="2.449cm" svg:height="0.806cm" svg:x="12.606cm" svg:y="18.394cm">
          <draw:text-box>
            <text:p text:style-name="P3"><text:span text:style-name="T3">pm(Te/4)</text:span></text:p>
          </draw:text-box>
        </draw:frame>
        <draw:frame draw:style-name="gr8" draw:text-style-name="P3" draw:layer="layout" svg:width="2.449cm" svg:height="0.806cm" svg:x="8.607cm" svg:y="18.394cm">
          <draw:text-box>
            <text:p text:style-name="P3"><text:span text:style-name="T3">pm(Te/4)</text:span></text:p>
          </draw:text-box>
        </draw:frame>
        <draw:frame draw:style-name="gr8" draw:text-style-name="P3" draw:layer="layout" svg:width="2.449cm" svg:height="0.806cm" svg:x="7.308cm" svg:y="15.594cm">
          <draw:text-box>
            <text:p text:style-name="P3"><text:span text:style-name="T3">pm(Te/4)</text:span></text:p>
          </draw:text-box>
        </draw:frame>
        <draw:frame draw:style-name="gr8" draw:text-style-name="P3" draw:layer="layout" svg:width="2.449cm" svg:height="0.806cm" svg:x="7.309cm" svg:y="12.794cm">
          <draw:text-box>
            <text:p text:style-name="P3"><text:span text:style-name="T3">pm(Te/4)</text:span></text:p>
          </draw:text-box>
        </draw:frame>
        <draw:frame draw:style-name="gr8" draw:text-style-name="P3" draw:layer="layout" svg:width="2.449cm" svg:height="0.806cm" svg:x="7.31cm" svg:y="10.094cm">
          <draw:text-box>
            <text:p text:style-name="P3"><text:span text:style-name="T3">pm(Te/4)</text:span></text:p>
          </draw:text-box>
        </draw:frame>
        <draw:frame draw:style-name="gr8" draw:text-style-name="P3" draw:layer="layout" svg:width="2.449cm" svg:height="0.806cm" svg:x="7.311cm" svg:y="7.194cm">
          <draw:text-box>
            <text:p text:style-name="P3"><text:span text:style-name="T3">pm(Te/4)</text:span></text:p>
          </draw:text-box>
        </draw:frame>
        <draw:frame draw:style-name="gr8" draw:text-style-name="P3" draw:layer="layout" svg:width="2.039cm" svg:height="0.806cm" svg:x="17.8cm" svg:y="2.2cm">
          <draw:text-box>
            <text:p text:style-name="P3"><text:span text:style-name="T3">pm(Te)</text:span></text:p>
          </draw:text-box>
        </draw:frame>
        <draw:frame draw:style-name="gr8" draw:text-style-name="P3" draw:layer="layout" svg:width="2.301cm" svg:height="0.806cm" svg:x="4.1cm" svg:y="4.194cm">
          <draw:text-box>
            <text:p text:style-name="P3"><text:span text:style-name="T3">BLE.ON</text:span></text:p>
          </draw:text-box>
        </draw:frame>
        <draw:frame draw:style-name="gr8" draw:text-style-name="P3" draw:layer="layout" svg:width="2.547cm" svg:height="0.806cm" svg:x="1.053cm" svg:y="10.2cm">
          <draw:text-box>
            <text:p text:style-name="P3"><text:span text:style-name="T3">BLE.OFF</text:span></text:p>
          </draw:text-box>
        </draw:frame>
        <draw:frame draw:style-name="gr8" draw:text-style-name="P3" draw:layer="layout" svg:width="2.039cm" svg:height="0.806cm" svg:x="14.312cm" svg:y="6.394cm">
          <draw:text-box>
            <text:p text:style-name="P3"><text:span text:style-name="T3">pm(Te)</text:span></text:p>
          </draw:text-box>
        </draw:frame>
        <draw:frame draw:style-name="gr9" draw:layer="layout" svg:width="8.9cm" svg:height="1.05cm" svg:x="11.7cm" svg:y="19.45cm">
          <draw:text-box>
            <text:p>Logiciel Récepteur</text:p>
          </draw:text-box>
        </draw:frame>
        <draw:connector draw:style-name="gr7" draw:text-style-name="P1" draw:layer="layout" draw:type="curve" svg:x1="15cm" svg:y1="1.2cm" svg:x2="2.75cm" svg:y2="6.7cm" draw:start-shape="id24" draw:start-glue-point="0" draw:end-shape="id7" svg:d="M15000 1200c0-751-12250-3501-12250 5500" svg:viewBox="0 0 12251 6486">
          <text:p/>
        </draw:connector>
        <draw:custom-shape draw:style-name="gr1" draw:text-style-name="P1" xml:id="id24" draw:id="id24" draw:layer="layout" svg:width="3.4cm" svg:height="2.402cm" svg:x="13.3cm" svg:y="1.2cm">
          <text:p text:style-name="P1"><text:span text:style-name="T1">Synchro</text:span></text:p>
          <text:p text:style-name="P1"><text:span text:style-name="T1">Echec</text:span></text:p>
          <text:p text:style-name="P1"><text:span text:style-name="T2">MUXA(++)</text:span></text:p>
          <text:p text:style-name="P1"><text:span text:style-name="T2">MUXB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3.3cm" svg:y1="2.401cm" svg:x2="9.2cm" svg:y2="2.9cm" draw:start-shape="id24" draw:start-glue-point="3" draw:end-shape="id8" draw:end-glue-point="0" svg:d="M13300 2401c-1798 0-1498-1-2074-64s-2026-188-2026 563" svg:viewBox="0 0 4101 613">
          <text:p/>
        </draw:connector>
        <draw:frame draw:style-name="gr8" draw:text-style-name="P3" draw:layer="layout" svg:width="1.996cm" svg:height="0.806cm" svg:x="10.704cm" svg:y="1.694cm">
          <draw:text-box>
            <text:p text:style-name="P3"><text:span text:style-name="T3">Mes&gt;0</text:span></text:p>
          </draw:text-box>
        </draw:frame>
        <draw:frame draw:style-name="gr8" draw:text-style-name="P3" draw:layer="layout" svg:width="2.314cm" svg:height="0.806cm" svg:x="2cm" svg:y="1.6cm">
          <draw:text-box>
            <text:p text:style-name="P3"><text:span text:style-name="T3">pm(30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-Olivier Koppe</meta:initial-creator>
    <meta:creation-date>2014-03-15T19:15:31.111651407</meta:creation-date>
    <dc:date>2014-03-15T23:03:14.707870685</dc:date>
    <dc:creator>Marc-Olivier Koppe</dc:creator>
    <meta:editing-duration>PT3H15M56S</meta:editing-duration>
    <meta:editing-cycles>4</meta:editing-cycles>
    <meta:generator>LibreOffice/4.2.2.1$Linux_X86_64 LibreOffice_project/420m0$Build-1</meta:generator>
    <meta:document-statistic meta:object-count="72"/>
  </office:meta>
</office:document-meta>
</file>